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43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9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Token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Token Object</text:p>
          </table:table-cell>
          <table:table-cell office:value-type="string">
            <text:p>V61</text:p>
          </table:table-cell>
          <table:table-cell office:value-type="string">
            <text:p>V71</text:p>
          </table:table-cell>
          <table:table-cell table:number-columns-repeated="1021"/>
        </table:table-row>
        <table:table-row table:style-name="ro1">
          <table:table-cell office:value-type="string">
            <text:p>ATTR_SERIAL_NUM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PIN_CLEAR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TTR_NUM_DIGITS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INTERVAL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BIRTH</text:p>
          </table:table-cell>
          <table:table-cell table:number-columns-repeated="2"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ATTR_DEATH</text:p>
          </table:table-cell>
          <table:table-cell table:number-columns-repeated="2" office:value-type="string">
            <text:p>l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TTR_LAST_LOGIN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ATTR_TYP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ATTR_HEX</text:p>
          </table:table-cell>
          <table:table-cell table:style-name="ce1" office:value-type="string">
            <text:p>b</text:p>
          </table:table-cell>
          <table:table-cell table:style-name="ce1" office:value-type="string">
            <text:p>b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ATTR_DISABLED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TTR_NEW_PIN_MODE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TTR_ASSIGNED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TTR_USER_NUM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EMERGENCY_ACCESS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TTR_NEXT_CODE_STATUS</text:p>
          </table:table-cell>
          <table:table-cell table:style-name="ce2" office:value-type="string">
            <text:p>s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ATTR_BAD_TOKEN_CODES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TTR_BAD_PINS</text:p>
          </table:table-cell>
          <table:table-cell table:style-name="ce2" office:value-type="string">
            <text:p>s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>
            <text:p>ATTR_PIN_CHANGED_DATE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ATTR_DISABLED_DATE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ATTR_COUNTS_LAST_MODIFIE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ATTR_PROTECTED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TTR_DEPLOYMENT</text:p>
          </table:table-cell>
          <table:table-cell table:style-name="ce2" office:value-type="string">
            <text:p>s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ATTR_DEPLOYED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TTR_COUNT</text:p>
          </table:table-cell>
          <table:table-cell table:style-name="ce1" office:value-type="string">
            <text:p>s</text:p>
          </table:table-cell>
          <table:table-cell table:style-name="ce1" office:value-type="string">
            <text:p>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ATTR_SOFT_PASSWORD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TTR_SEED_SIZE</text:p>
          </table:table-cell>
          <table:table-cell table:style-name="ce2" office:value-type="string">
            <text:p>s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ATTR_KEYPAD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TTR_LOCAL_PIN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TTR_VERSION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FORM_FACTOR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PIN_TYPE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TTR_ASSIGNMENT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ATTR_FIRST_LOGIN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TTR_LAST_DA_CODE</text:p>
          </table:table-cell>
          <table:table-cell table:style-name="ce2" office:value-type="string">
            <text:p>l</text:p>
          </table:table-cell>
          <table:table-cell table:style-name="ce2" table:number-columns-repeated="1022"/>
        </table:table-row>
        <table:table-row table:style-name="ro1">
          <table:table-cell table:style-name="ce1" office:value-type="string">
            <text:p>ATTR_EAC_EXPIRES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ATTR_EAC_PASSCODE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</table:table>
      <table:table table:name="User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User Object</text:p>
          </table:table-cell>
          <table:table-cell office:value-type="string">
            <text:p>v61</text:p>
          </table:table-cell>
          <table:table-cell office:value-type="string">
            <text:p>v71</text:p>
          </table:table-cell>
          <table:table-cell table:number-columns-repeated="1021"/>
        </table:table-row>
        <table:table-row table:style-name="ro1">
          <table:table-cell office:value-type="string">
            <text:p>ATTR_USER_NUM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LAST_NAME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FIRST_NAME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DEFAULT_LOGIN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TTR_CREATE_PIN</text:p>
          </table:table-cell>
          <table:table-cell table:style-name="ce2" office:value-type="string">
            <text:p>b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>
            <text:p>ATTR_MUST_CREATE_PIN</text:p>
          </table:table-cell>
          <table:table-cell table:style-name="ce2" office:value-type="string">
            <text:p>b</text:p>
          </table:table-cell>
          <table:table-cell table:style-name="ce2" table:number-columns-repeated="1022"/>
        </table:table-row>
        <table:table-row table:style-name="ro1">
          <table:table-cell office:value-type="string">
            <text:p>ATTR_DEFAULT_SHELL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>
            <text:p>ATTR_TEMP_USER</text:p>
          </table:table-cell>
          <table:table-cell table:number-columns-repeated="2"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ATTR_START</text:p>
          </table:table-cell>
          <table:table-cell table:number-columns-repeated="2"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ATTR_END</text:p>
          </table:table-cell>
          <table:table-cell table:number-columns-repeated="2"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string">
            <text:p>ATTR_PROFILE_NAME</text:p>
          </table:table-cell>
          <table:table-cell table:number-columns-repeated="2" office:value-type="string">
            <text:p>s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03/31/2011</text:date>, <text:time>15:3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nneth Rawlings</meta:initial-creator>
    <meta:creation-date>2011-03-29T15:00:58</meta:creation-date>
    <dc:date>2011-03-31T15:34:02</dc:date>
    <dc:creator>Kenneth Rawlings</dc:creator>
    <meta:editing-duration>PT01H28M02S</meta:editing-duration>
    <meta:editing-cycles>4</meta:editing-cycles>
    <meta:generator>OpenOffice.org/3.2$Unix OpenOffice.org_project/320m19$Build-9505</meta:generator>
    <meta:document-statistic meta:table-count="3" meta:cell-count="140" meta:object-count="0"/>
  </office:meta>
</office:document-meta>
</file>